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286cm" svg:height="2.159cm" svg:x="6.731cm" svg:y="6.477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159cm" svg:height="1.397cm" svg:x="0.762cm" svg:y="5.9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905cm" svg:y="13.716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445cm" svg:height="2.032cm" svg:x="4.953cm" svg:y="9.398cm">
          <text:p text:style-name="P1"><text:span text:style-name="T1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794cm" svg:height="1.778cm" svg:x="14.732cm" svg:y="5.461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4cm" svg:y1="13.716cm" svg:x2="4.572cm" svg:y2="6.223cm" draw:start-shape="id4" draw:start-glue-point="0" draw:end-shape="id1" draw:end-glue-point="2" svg:d="M4000 13716l572-7493" svg:viewBox="0 0 573 7494">
          <text:p/>
        </draw:connector>
        <draw:connector draw:style-name="gr3" draw:text-style-name="P1" draw:layer="layout" draw:type="line" svg:x1="2.921cm" svg:y1="6.648cm" svg:x2="4.572cm" svg:y2="6.223cm" draw:start-shape="id5" draw:start-glue-point="1" draw:end-shape="id1" draw:end-glue-point="2" svg:d="M2921 6648l1651-425" svg:viewBox="0 0 1652 426">
          <text:p/>
        </draw:connector>
        <draw:connector draw:style-name="gr3" draw:text-style-name="P1" draw:layer="layout" draw:type="line" svg:x1="7.175cm" svg:y1="9.398cm" svg:x2="4.572cm" svg:y2="6.223cm" draw:start-shape="id6" draw:start-glue-point="0" draw:end-shape="id1" draw:end-glue-point="2" svg:d="M7175 9398l-2603-3175" svg:viewBox="0 0 2604 3176">
          <text:p/>
        </draw:connector>
        <draw:connector draw:style-name="gr3" draw:text-style-name="P1" draw:layer="layout" draw:type="line" svg:x1="7.874cm" svg:y1="6.477cm" svg:x2="4.572cm" svg:y2="6.223cm" draw:start-shape="id7" draw:start-glue-point="0" draw:end-shape="id1" draw:end-glue-point="2" svg:d="M7874 6477l-3302-254" svg:viewBox="0 0 3303 255">
          <text:p/>
        </draw:connector>
        <draw:connector draw:style-name="gr3" draw:text-style-name="P1" draw:layer="layout" draw:type="line" svg:x1="12.001cm" svg:y1="6.096cm" svg:x2="10.164cm" svg:y2="3.542cm" draw:start-shape="id8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732cm" svg:y1="6.35cm" svg:x2="10.164cm" svg:y2="3.542cm" draw:start-shape="id9" svg:d="M14732 6350l-4568-2808" svg:viewBox="0 0 4569 2809">
          <text:p/>
        </draw:connector>
        <draw:connector draw:style-name="gr3" draw:text-style-name="P1" draw:layer="layout" draw:type="line" svg:x1="15.114cm" svg:y1="3.833cm" svg:x2="13.35cm" svg:y2="3.261cm" draw:start-shape="id10" draw:start-glue-point="0" draw:end-shape="id11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2" draw:start-glue-point="3" draw:end-shape="id11" draw:end-glue-point="9" svg:d="M18161 3873l-4811-612" svg:viewBox="0 0 4812 613">
          <text:p/>
        </draw:connector>
        <draw:custom-shape draw:style-name="gr1" draw:text-style-name="P2" xml:id="id20" draw:id="id20" draw:layer="layout" svg:width="2.286cm" svg:height="2.413cm" svg:x="12.446cm" svg:y="9.652cm">
          <text:p text:style-name="P1"><text:span text:style-name="T1">Auto-detect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351cm" svg:y1="12.446cm" svg:x2="10.164cm" svg:y2="3.542cm" draw:start-shape="id13" draw:start-glue-point="4" draw:end-shape="id2" draw:end-glue-point="3" svg:d="M10351 12446l-187-8904" svg:viewBox="0 0 188 8905">
          <text:p/>
        </draw:connector>
        <draw:custom-shape draw:style-name="gr1" draw:text-style-name="P2" xml:id="id14" draw:id="id14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4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5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6" draw:start-glue-point="3" draw:end-shape="id3" draw:end-glue-point="2" svg:d="M16426 19658l-1694-10514" svg:viewBox="0 0 1695 10515">
          <text:p/>
        </draw:connector>
        <draw:custom-shape draw:style-name="gr1" draw:text-style-name="P2" xml:id="id17" draw:id="id17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7" draw:start-glue-point="3" draw:end-shape="id3" draw:end-glue-point="2" svg:d="M16699 17525l-1967-8381" svg:viewBox="0 0 1968 8382">
          <text:p/>
        </draw:connector>
        <draw:custom-shape draw:style-name="gr1" draw:text-style-name="P2" xml:id="id18" draw:id="id18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8" draw:start-glue-point="3" svg:d="M16002 2349l-2651 895" svg:viewBox="0 0 2652 896">
          <text:p/>
        </draw:connector>
        <draw:custom-shape draw:style-name="gr1" draw:text-style-name="P2" xml:id="id19" draw:id="id19" draw:layer="layout" svg:width="2.159cm" svg:height="1.651cm" svg:x="10.414cm" svg:y="8.50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493cm" svg:y1="8.509cm" svg:x2="12.001cm" svg:y2="8.001cm" draw:start-shape="id19" draw:start-glue-point="0" draw:end-shape="id8" draw:end-glue-point="2" svg:d="M11493 8509l508-508" svg:viewBox="0 0 509 509">
          <text:p/>
        </draw:connector>
        <draw:connector draw:style-name="gr3" draw:text-style-name="P1" draw:layer="layout" draw:type="line" svg:x1="13.589cm" svg:y1="9.652cm" svg:x2="11.988cm" svg:y2="8.009cm" draw:start-shape="id20" draw:start-glue-point="0" svg:d="M13589 9652l-1601-1643" svg:viewBox="0 0 1602 1644">
          <text:p/>
        </draw:connector>
        <draw:custom-shape draw:style-name="gr1" draw:text-style-name="P2" xml:id="id21" draw:id="id21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1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304cm">
          <draw:text-box>
            <text:p><text:span text:style-name="T3">See first figure</text:span></text:p>
          </draw:text-box>
        </draw:frame>
        <draw:custom-shape draw:style-name="gr1" draw:text-style-name="P2" xml:id="id22" draw:id="id22" draw:layer="layout" svg:width="1.905cm" svg:height="1.016cm" svg:x="16.256cm" svg:y="7.8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3.048cm" svg:height="1.397cm" svg:x="17.118cm" svg:y="9.398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1.905cm" svg:height="2.032cm" svg:x="18.234cm" svg:y="6.731cm">
          <text:p text:style-name="P1"><text:span text:style-name="T1">Recovery</text:span></text:p>
          <text:p text:style-name="P1"><text:span text:style-name="T1">(back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56cm" svg:y1="8.382cm" svg:x2="16.129cm" svg:y2="7.239cm" draw:start-shape="id22" draw:start-glue-point="3" draw:end-shape="id9" svg:d="M16256 8382l-127-1143" svg:viewBox="0 0 128 1144">
          <text:p/>
        </draw:connector>
        <draw:connector draw:style-name="gr3" draw:text-style-name="P1" draw:layer="layout" draw:type="line" svg:x1="17.018cm" svg:y1="12.192cm" svg:x2="17.208cm" svg:y2="8.89cm" draw:start-shape="id23" draw:start-glue-point="3" draw:end-shape="id22" draw:end-glue-point="2" svg:d="M17018 12192l190-3302" svg:viewBox="0 0 191 3303">
          <text:p/>
        </draw:connector>
        <draw:connector draw:style-name="gr3" draw:text-style-name="P1" draw:layer="layout" draw:type="line" svg:x1="18.642cm" svg:y1="9.398cm" svg:x2="17.208cm" svg:y2="8.89cm" draw:start-shape="id24" draw:start-glue-point="0" draw:end-shape="id22" draw:end-glue-point="2" svg:d="M18642 9398l-1434-508" svg:viewBox="0 0 1435 509">
          <text:p/>
        </draw:connector>
        <draw:connector draw:style-name="gr3" draw:text-style-name="P1" draw:layer="layout" draw:type="line" svg:x1="18.234cm" svg:y1="7.747cm" svg:x2="16.129cm" svg:y2="7.239cm" draw:start-shape="id25" draw:start-glue-point="3" draw:end-shape="id9" draw:end-glue-point="2" svg:d="M18234 7747l-2105-508" svg:viewBox="0 0 2106 509">
          <text:p/>
        </draw:connector>
        <draw:custom-shape draw:style-name="gr1" draw:text-style-name="P2" xml:id="id23" draw:id="id23" draw:layer="layout" svg:width="3.175cm" svg:height="2.032cm" svg:x="17.018cm" svg:y="11.176cm">
          <text:p text:style-name="P1"><text:span text:style-name="T1">Internal (logging/</text:span></text:p>
          <text:p text:style-name="P1"><text:span text:style-name="T1">Log anomali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413cm" svg:height="1.397cm" svg:x="17.78cm" svg:y="4.826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78cm" svg:y1="5.524cm" svg:x2="17.526cm" svg:y2="6.35cm" draw:start-shape="id26" draw:start-glue-point="3" draw:end-shape="id9" draw:end-glue-point="1" svg:d="M17780 5524l-254 826" svg:viewBox="0 0 255 827">
          <text:p/>
        </draw:connector>
        <draw:custom-shape draw:style-name="gr2" draw:text-style-name="P3" xml:id="id13" draw:id="id13" draw:layer="layout" svg:width="9.017cm" svg:height="1.905cm" svg:x="5.842cm" svg:y="12.446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3.175cm" svg:height="1.524cm" svg:x="0.635cm" svg:y="17.526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7.526cm" svg:x2="4cm" svg:y2="16.129cm" draw:start-shape="id27" draw:start-glue-point="0" draw:end-shape="id4" draw:end-glue-point="2" svg:d="M2222 17526l1778-1397" svg:viewBox="0 0 1779 1398">
          <text:p/>
        </draw:connector>
        <draw:connector draw:style-name="gr3" draw:text-style-name="P1" draw:layer="layout" draw:type="line" svg:x1="4.191cm" svg:y1="20.32cm" svg:x2="4cm" svg:y2="16.129cm" draw:start-shape="id28" draw:start-glue-point="1" draw:end-shape="id4" draw:end-glue-point="2" svg:d="M4191 20320l-191-4191" svg:viewBox="0 0 192 4192">
          <text:p/>
        </draw:connector>
        <draw:connector draw:style-name="gr3" draw:text-style-name="P1" draw:layer="layout" draw:type="line" svg:x1="4.572cm" svg:y1="22.352cm" svg:x2="4cm" svg:y2="16.129cm" draw:start-shape="id29" draw:start-glue-point="1" draw:end-shape="id4" draw:end-glue-point="2" svg:d="M4572 22352l-572-6223" svg:viewBox="0 0 573 6224">
          <text:p/>
        </draw:connector>
        <draw:connector draw:style-name="gr3" draw:text-style-name="P1" draw:layer="layout" draw:type="line" svg:x1="5.334cm" svg:y1="24.511cm" svg:x2="4cm" svg:y2="16.129cm" draw:start-shape="id30" draw:start-glue-point="1" draw:end-shape="id4" draw:end-glue-point="2" svg:d="M5334 24511l-1334-8382" svg:viewBox="0 0 1335 8383">
          <text:p/>
        </draw:connector>
        <draw:connector draw:style-name="gr3" draw:text-style-name="P1" draw:layer="layout" draw:type="line" svg:x1="7.429cm" svg:y1="24.384cm" svg:x2="4cm" svg:y2="16.129cm" draw:start-shape="id31" draw:start-glue-point="0" draw:end-shape="id4" draw:end-glue-point="2" svg:d="M7429 24384l-3429-8255" svg:viewBox="0 0 3430 8256">
          <text:p/>
        </draw:connector>
        <draw:connector draw:style-name="gr3" draw:text-style-name="P1" draw:layer="layout" draw:type="line" svg:x1="10.985cm" svg:y1="24.13cm" svg:x2="4cm" svg:y2="16.129cm" draw:start-shape="id32" draw:start-glue-point="0" draw:end-shape="id4" draw:end-glue-point="2" svg:d="M10985 24130l-6985-8001" svg:viewBox="0 0 6986 8002">
          <text:p/>
        </draw:connector>
        <draw:connector draw:style-name="gr3" draw:text-style-name="P1" draw:layer="layout" draw:type="line" svg:x1="11.176cm" svg:y1="22.86cm" svg:x2="4cm" svg:y2="16.129cm" draw:start-shape="id33" draw:start-glue-point="3" draw:end-shape="id4" draw:end-glue-point="2" svg:d="M11176 22860l-7176-6731" svg:viewBox="0 0 7177 6732">
          <text:p/>
        </draw:connector>
        <draw:connector draw:style-name="gr3" draw:text-style-name="P1" draw:layer="layout" draw:type="line" svg:x1="11.176cm" svg:y1="20.828cm" svg:x2="4cm" svg:y2="16.129cm" draw:start-shape="id34" draw:start-glue-point="3" draw:end-shape="id4" draw:end-glue-point="2" svg:d="M11176 20828l-7176-4699" svg:viewBox="0 0 7177 4700">
          <text:p/>
        </draw:connector>
        <draw:connector draw:style-name="gr3" draw:text-style-name="P1" draw:layer="layout" draw:type="line" svg:x1="10.922cm" svg:y1="19.177cm" svg:x2="4cm" svg:y2="16.129cm" draw:start-shape="id35" draw:start-glue-point="3" draw:end-shape="id4" draw:end-glue-point="2" svg:d="M10922 19177l-6922-3048" svg:viewBox="0 0 6923 3049">
          <text:p/>
        </draw:connector>
        <draw:connector draw:style-name="gr3" draw:text-style-name="P1" draw:layer="layout" draw:type="line" svg:x1="10.668cm" svg:y1="17.208cm" svg:x2="4cm" svg:y2="16.129cm" draw:start-shape="id36" draw:start-glue-point="3" draw:end-shape="id4" draw:end-glue-point="2" svg:d="M10668 17208l-6668-1079" svg:viewBox="0 0 6669 1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3T10:12:15.155815008</dc:date>
    <meta:editing-duration>PT1H39M28S</meta:editing-duration>
    <meta:editing-cycles>33</meta:editing-cycles>
    <meta:generator>LibreOffice/4.2.8.2$Linux_X86_64 LibreOffice_project/420m0$Build-2</meta:generator>
    <meta:document-statistic meta:object-count="70"/>
  </office:meta>
</office:document-meta>
</file>